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text>Complete Formula for calculate the final weight (Wt):</mtext>
        </mtd>
      </mtr>
      <mtr>
        <mtd>
          <mrow/>
        </mtd>
      </mtr>
      <mtr>
        <mtd>
          <mtable>
            <mtr>
              <mtd>
                <mrow>
                  <mi mathvariant="normal">W</mi>
                  <mrow>
                    <mrow>
                      <mo fence="true" form="prefix" stretchy="false">(</mo>
                      <mrow>
                        <mrow>
                          <mi>B</mi>
                          <mi>,</mi>
                          <mi>k</mi>
                        </mrow>
                      </mrow>
                      <mo fence="true" form="postfix" stretchy="false">)</mo>
                    </mrow>
                    <mo stretchy="false">=</mo>
                    <msub>
                      <mi>log</mi>
                      <mi>B</mi>
                    </msub>
                  </mrow>
                  <mrow>
                    <mo fence="true" form="prefix" stretchy="false">(</mo>
                    <mrow>
                      <mrow>
                        <msup>
                          <mi>B</mi>
                          <mi>B</mi>
                        </msup>
                        <mo stretchy="false">+</mo>
                        <mi>k</mi>
                      </mrow>
                    </mrow>
                    <mo fence="true" form="postfix" stretchy="false">)</mo>
                  </mrow>
                  <mi>,</mi>
                  <mi mathvariant="italic">if</mi>
                  <mrow>
                    <mi>k</mi>
                    <mo stretchy="false">=</mo>
                    <mn>1</mn>
                  </mrow>
                  <mo stretchy="false">⇒</mo>
                  <mrow>
                    <mi>k</mi>
                    <mo stretchy="false">=</mo>
                    <mn>0</mn>
                  </mrow>
                  <mi>,</mi>
                  <mrow>
                    <mi>k</mi>
                    <mo stretchy="false">∈</mo>
                    <mi mathvariant="normal">ℝ</mi>
                  </mrow>
                  <mi>,</mi>
                  <mrow>
                    <mi>B</mi>
                    <mo stretchy="false">≥</mo>
                    <mn>2</mn>
                  </mrow>
                </mrow>
              </mtd>
            </mtr>
            <mtr>
              <mtd>
                <mrow>
                  <mi mathvariant="normal">k</mi>
                  <mrow>
                    <mrow>
                      <mo fence="true" form="prefix" stretchy="false">(</mo>
                      <mrow>
                        <mrow>
                          <mi>B</mi>
                          <mi>,</mi>
                          <mi>r</mi>
                          <mi>,</mi>
                          <mi>p</mi>
                        </mrow>
                      </mrow>
                      <mo fence="true" form="postfix" stretchy="false">)</mo>
                    </mrow>
                    <mo stretchy="false">=</mo>
                    <mroot>
                      <mfrac>
                        <mrow>
                          <mi>r</mi>
                          <mo stretchy="false">+</mo>
                          <mn>1</mn>
                        </mrow>
                        <msup>
                          <mi>p</mi>
                          <mrow>
                            <mo stretchy="false">−</mo>
                            <mn>1</mn>
                          </mrow>
                        </msup>
                      </mfrac>
                      <mi>B</mi>
                    </mroot>
                  </mrow>
                  <mi>,</mi>
                  <mtable>
                    <mtr>
                      <mtd>
                        <mrow>
                          <mi>B</mi>
                          <mo stretchy="false">∈</mo>
                          <mi mathvariant="normal">ℕ</mi>
                        </mrow>
                      </mtd>
                    </mtr>
                    <mtr>
                      <mtd>
                        <mrow>
                          <mi>r</mi>
                          <mo stretchy="false">∈</mo>
                          <mi mathvariant="normal">ℕ</mi>
                        </mrow>
                      </mtd>
                    </mtr>
                    <mtr>
                      <mtd>
                        <mrow>
                          <mi>p</mi>
                          <mo stretchy="false">∈</mo>
                          <mi mathvariant="normal">ℕ</mi>
                        </mrow>
                      </mtd>
                    </mtr>
                    <mtr>
                      <mtd>
                        <mrow>
                          <mi>B</mi>
                          <mo stretchy="false">≥</mo>
                          <mn>2</mn>
                        </mrow>
                      </mtd>
                    </mtr>
                    <mtr>
                      <mtd>
                        <mrow>
                          <mi>r</mi>
                          <mo stretchy="false">≥</mo>
                          <mn>0</mn>
                        </mrow>
                      </mtd>
                    </mtr>
                    <mtr>
                      <mtd>
                        <mrow>
                          <mi>p</mi>
                          <mo stretchy="false">≥</mo>
                          <mn>1</mn>
                        </mrow>
                      </mtd>
                    </mtr>
                  </mtable>
                </mrow>
              </mtd>
            </mtr>
            <mtr>
              <mtd>
                <mrow>
                  <mi>Wt</mi>
                  <mrow>
                    <mrow>
                      <mo fence="true" form="prefix" stretchy="false">(</mo>
                      <mrow>
                        <mi>n</mi>
                      </mrow>
                      <mo fence="true" form="postfix" stretchy="false">)</mo>
                    </mrow>
                    <mo stretchy="false">=</mo>
                    <mfrac>
                      <mrow>
                        <mrow>
                          <mo stretchy="false">∑</mo>
                          <mi>W</mi>
                        </mrow>
                        <mrow>
                          <mo fence="true" form="prefix" stretchy="false">(</mo>
                          <mrow>
                            <mrow>
                              <mi>B</mi>
                              <mi>,</mi>
                              <mi>k</mi>
                            </mrow>
                          </mrow>
                          <mo fence="true" form="postfix" stretchy="false">)</mo>
                        </mrow>
                      </mrow>
                      <mi>n</mi>
                    </mfrac>
                  </mrow>
                  <mi>,</mi>
                  <mrow>
                    <mi>n</mi>
                    <mo stretchy="false">∈</mo>
                    <mi mathvariant="normal">ℕ</mi>
                  </mrow>
                </mrow>
              </mtd>
            </mtr>
          </mtable>
        </mtd>
      </mtr>
    </mtable>
    <annotation encoding="StarMath 5.0">"Complete Formula for calculate the final weight (Wt):" newline newline

stack{func W(B,k) = log_B(B^B + k ), if {k = 1} drarrow {k = 0}, k in setR, B &gt;= 2 # func k(B,r,p) = nroot{B}{ frac {r + 1} {p^{-1} } }, stack{ B in setN # r in setN # p in setN # B &gt;= 2 # r &gt;= 0 # p &gt;= 1} # func Wt(n) = { frac {sum W(B,k)} n}, n in setN }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heus Lopes Silvati</meta:initial-creator>
    <meta:creation-date>2025-04-14T15:53:24.177563079</meta:creation-date>
    <dc:date>2025-04-14T16:06:00.515096054</dc:date>
    <dc:creator>Matheus Lopes Silvati</dc:creator>
    <meta:editing-duration>PT2M10S</meta:editing-duration>
    <meta:editing-cycles>1</meta:editing-cycles>
    <meta:generator>LibreOffice/24.2.7.2$Linux_X86_64 LibreOffice_project/420$Build-2</meta:generator>
  </office:meta>
</office:document-meta>
</file>